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71a4" officeooo:paragraph-rsid="001d71a4"/>
    </style:style>
    <style:style style:name="P2" style:family="paragraph" style:parent-style-name="Standard" style:list-style-name="L1">
      <style:text-properties officeooo:rsid="001d71a4" officeooo:paragraph-rsid="001d71a4"/>
    </style:style>
    <style:style style:name="P3" style:family="paragraph" style:parent-style-name="Standard" style:list-style-name="L1">
      <style:text-properties officeooo:paragraph-rsid="001d71a4"/>
    </style:style>
    <style:style style:name="P4" style:family="paragraph" style:parent-style-name="Standard" style:list-style-name="L1">
      <style:text-properties officeooo:rsid="001ec11b" officeooo:paragraph-rsid="001ec11b"/>
    </style:style>
    <style:style style:name="T1" style:family="text">
      <style:text-properties officeooo:rsid="001d71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053504635" text:style-name="L1">
        <text:list-item>
          <text:p text:style-name="P3"><text:span text:style-name="T1">Selecionar o input da image e onde a coisa vai acontecer</text:span></text:p>
        </text:list-item>
        <text:list-item>
          <text:p text:style-name="P2">Fazer o evento de que quando o input mudar, a img muda tambem.</text:p>
        </text:list-item>
        <text:list-item>
          <text:p text:style-name="P2">Fazer a função, onde eu pego o valor da inputImage e coloco no src da img</text:p>
        </text:list-item>
      </text:list>
      <text:p text:style-name="P1"/>
      <text:p text:style-name="P1"/>
      <text:list xml:id="list163503932413865" text:continue-numbering="true" text:style-name="L1">
        <text:list-item>
          <text:p text:style-name="P4">Selecionar o input da caixa de texto</text:p>
        </text:list-item>
        <text:list-item>
          <text:p text:style-name="P4">Fazer o evento de que quando o input mudar, o texto já aparece na imagem</text:p>
        </text:list-item>
        <text:list-item>
          <text:p text:style-name="P4">Fazer a função , onde eu pego o input e coloco o valor dele no paragrafo criado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5:17:59.988674274</meta:creation-date>
    <dc:date>2020-02-28T16:35:02.255998075</dc:date>
    <meta:editing-duration>PT1H6M52S</meta:editing-duration>
    <meta:editing-cycles>1</meta:editing-cycles>
    <meta:document-statistic meta:table-count="0" meta:image-count="0" meta:object-count="0" meta:page-count="1" meta:paragraph-count="6" meta:word-count="85" meta:character-count="391" meta:non-whitespace-character-count="317"/>
    <meta:generator>LibreOffice/6.0.7.3$Linux_X86_64 LibreOffice_project/00m0$Build-3</meta:generator>
  </office:meta>
</office:document-meta>
</file>